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 fo:font-weight="normal" officeooo:rsid="0076dfc0" officeooo:paragraph-rsid="0076dfc0" style:font-weight-asian="normal" style:font-weight-complex="normal"/>
    </style:style>
    <style:style style:name="P2" style:family="paragraph" style:parent-style-name="Text_20_body">
      <style:text-properties fo:language="en" fo:country="GB" fo:font-weight="normal" officeooo:rsid="00243521" officeooo:paragraph-rsid="00a9c574" style:font-weight-asian="normal" style:font-weight-complex="normal"/>
    </style:style>
    <style:style style:name="P3" style:family="paragraph" style:parent-style-name="Text_20_body">
      <style:text-properties fo:language="en" fo:country="GB" officeooo:rsid="00a3a20d" officeooo:paragraph-rsid="00a3a20d"/>
    </style:style>
    <style:style style:name="P4" style:family="paragraph" style:parent-style-name="Text_20_body">
      <style:text-properties fo:language="en" fo:country="GB" officeooo:rsid="00a3a20d" officeooo:paragraph-rsid="00a4bf7c"/>
    </style:style>
    <style:style style:name="P5" style:family="paragraph" style:parent-style-name="Text_20_body">
      <style:text-properties fo:language="en" fo:country="GB" officeooo:rsid="00a3a20d" officeooo:paragraph-rsid="00a965c4"/>
    </style:style>
    <style:style style:name="P6" style:family="paragraph" style:parent-style-name="Text_20_body">
      <style:text-properties fo:language="en" fo:country="GB" officeooo:rsid="00a4bf7c" officeooo:paragraph-rsid="00a4bf7c"/>
    </style:style>
    <style:style style:name="P7" style:family="paragraph" style:parent-style-name="Text_20_body">
      <style:text-properties fo:language="en" fo:country="GB" officeooo:rsid="00a5f965" officeooo:paragraph-rsid="00a5f965"/>
    </style:style>
    <style:style style:name="P8" style:family="paragraph" style:parent-style-name="Text_20_body">
      <style:text-properties fo:language="en" fo:country="GB" officeooo:rsid="00a5f965" officeooo:paragraph-rsid="00a965c4"/>
    </style:style>
    <style:style style:name="P9" style:family="paragraph" style:parent-style-name="Text_20_body">
      <style:text-properties fo:language="en" fo:country="GB" officeooo:rsid="00a2077d" officeooo:paragraph-rsid="00aba151"/>
    </style:style>
    <style:style style:name="P10" style:family="paragraph" style:parent-style-name="Text_20_body">
      <style:text-properties fo:language="en" fo:country="GB" fo:font-style="italic" officeooo:rsid="00aba151" officeooo:paragraph-rsid="00aba151" style:font-style-asian="italic" style:font-style-complex="italic"/>
    </style:style>
    <style:style style:name="P11" style:family="paragraph" style:parent-style-name="Heading_20_1" style:list-style-name="">
      <style:text-properties fo:language="en" fo:country="GB" officeooo:rsid="001ee683" officeooo:paragraph-rsid="001ee683"/>
    </style:style>
    <style:style style:name="P12" style:family="paragraph" style:parent-style-name="Heading_20_1">
      <style:paragraph-properties fo:break-before="page"/>
      <style:text-properties fo:language="en" fo:country="GB" officeooo:rsid="00a2077d" officeooo:paragraph-rsid="00a2077d"/>
    </style:style>
    <style:style style:name="P1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Heading_20_2">
      <style:text-properties fo:language="en" fo:country="GB"/>
    </style:style>
    <style:style style:name="P16" style:family="paragraph" style:parent-style-name="Heading_20_2">
      <style:text-properties fo:language="en" fo:country="GB" officeooo:paragraph-rsid="0077463a"/>
    </style:style>
    <style:style style:name="P17" style:family="paragraph" style:parent-style-name="Heading_20_2">
      <style:text-properties fo:language="en" fo:country="GB" officeooo:paragraph-rsid="00a965c4"/>
    </style:style>
    <style:style style:name="P18" style:family="paragraph" style:parent-style-name="Heading_20_2">
      <style:text-properties fo:language="en" fo:country="GB" officeooo:paragraph-rsid="00a9f253"/>
    </style:style>
    <style:style style:name="P19" style:family="paragraph" style:parent-style-name="Heading_20_2">
      <style:paragraph-properties fo:break-before="page"/>
      <style:text-properties fo:language="en" fo:country="GB" officeooo:paragraph-rsid="0077463a"/>
    </style:style>
    <style:style style:name="P20" style:family="paragraph" style:parent-style-name="Text_20_body" style:list-style-name="L1">
      <style:text-properties fo:language="en" fo:country="GB" officeooo:rsid="00595866" officeooo:paragraph-rsid="0076dfc0"/>
    </style:style>
    <style:style style:name="P21" style:family="paragraph" style:parent-style-name="Text_20_body" style:list-style-name="L1">
      <style:text-properties fo:language="en" fo:country="GB" officeooo:rsid="00595866" officeooo:paragraph-rsid="0077463a"/>
    </style:style>
    <style:style style:name="P22" style:family="paragraph" style:parent-style-name="Text_20_body" style:list-style-name="L1">
      <style:text-properties fo:language="en" fo:country="GB" officeooo:rsid="00595866" officeooo:paragraph-rsid="00a5f965"/>
    </style:style>
    <style:style style:name="P23" style:family="paragraph" style:parent-style-name="Text_20_body" style:list-style-name="L1">
      <style:text-properties fo:language="en" fo:country="GB" officeooo:rsid="00595866" officeooo:paragraph-rsid="00a965c4"/>
    </style:style>
    <style:style style:name="P24" style:family="paragraph" style:parent-style-name="Text_20_body" style:list-style-name="L1">
      <style:text-properties fo:language="en" fo:country="GB" officeooo:rsid="00595866" officeooo:paragraph-rsid="00a9f253"/>
    </style:style>
    <style:style style:name="P25" style:family="paragraph" style:parent-style-name="Text_20_body" style:list-style-name="L1">
      <style:text-properties fo:language="en" fo:country="GB" officeooo:rsid="005c3145" officeooo:paragraph-rsid="0076dfc0"/>
    </style:style>
    <style:style style:name="P26" style:family="paragraph" style:parent-style-name="Text_20_body" style:list-style-name="L1">
      <style:text-properties fo:language="en" fo:country="GB" officeooo:paragraph-rsid="0077463a"/>
    </style:style>
    <style:style style:name="P27" style:family="paragraph" style:parent-style-name="Text_20_body" style:list-style-name="L1">
      <style:text-properties fo:language="en" fo:country="GB" officeooo:rsid="0077463a" officeooo:paragraph-rsid="0077463a"/>
    </style:style>
    <style:style style:name="P28" style:family="paragraph" style:parent-style-name="Text_20_body" style:list-style-name="L1">
      <style:text-properties fo:language="en" fo:country="GB" officeooo:rsid="00a965c4" officeooo:paragraph-rsid="00a965c4"/>
    </style:style>
    <style:style style:name="P29" style:family="paragraph" style:parent-style-name="Text_20_body">
      <style:text-properties fo:language="en" fo:country="GB" officeooo:rsid="00a9f253" officeooo:paragraph-rsid="00a9f25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7463a" style:font-weight-asian="bold" style:font-weight-complex="bold"/>
    </style:style>
    <style:style style:name="T3" style:family="text">
      <style:text-properties fo:font-weight="bold" officeooo:rsid="00a4bf7c" style:font-weight-asian="bold" style:font-weight-complex="bold"/>
    </style:style>
    <style:style style:name="T4" style:family="text">
      <style:text-properties fo:font-weight="bold" officeooo:rsid="00a5f965" style:font-weight-asian="bold" style:font-weight-complex="bold"/>
    </style:style>
    <style:style style:name="T5" style:family="text">
      <style:text-properties fo:font-weight="bold" officeooo:rsid="00a965c4" style:font-weight-asian="bold" style:font-weight-complex="bold"/>
    </style:style>
    <style:style style:name="T6" style:family="text">
      <style:text-properties fo:font-weight="bold" officeooo:rsid="00a9f253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76dfc0" style:font-style-asian="italic" style:font-style-complex="italic"/>
    </style:style>
    <style:style style:name="T9" style:family="text">
      <style:text-properties fo:font-style="italic" officeooo:rsid="00a2077d" style:font-style-asian="italic" style:font-style-complex="italic"/>
    </style:style>
    <style:style style:name="T10" style:family="text">
      <style:text-properties fo:font-style="italic" officeooo:rsid="00a5f965" style:font-style-asian="italic" style:font-style-complex="italic"/>
    </style:style>
    <style:style style:name="T11" style:family="text">
      <style:text-properties fo:font-style="normal" officeooo:rsid="00a2077d" style:font-style-asian="normal" style:font-style-complex="normal"/>
    </style:style>
    <style:style style:name="T12" style:family="text">
      <style:text-properties fo:font-style="normal" officeooo:rsid="00a6bfa1" style:font-style-asian="normal" style:font-style-complex="normal"/>
    </style:style>
    <style:style style:name="T13" style:family="text">
      <style:text-properties fo:font-style="normal" officeooo:rsid="00a77fd0" style:font-style-asian="normal" style:font-style-complex="normal"/>
    </style:style>
    <style:style style:name="T14" style:family="text">
      <style:text-properties fo:font-style="normal" officeooo:rsid="00a9c574" style:font-style-asian="normal" style:font-style-complex="normal"/>
    </style:style>
    <style:style style:name="T15" style:family="text">
      <style:text-properties officeooo:rsid="0077463a"/>
    </style:style>
    <style:style style:name="T16" style:family="text">
      <style:text-properties officeooo:rsid="00a2077d"/>
    </style:style>
    <style:style style:name="T17" style:family="text">
      <style:text-properties officeooo:rsid="00a3a20d"/>
    </style:style>
    <style:style style:name="T18" style:family="text">
      <style:text-properties officeooo:rsid="00a4bf7c"/>
    </style:style>
    <style:style style:name="T19" style:family="text">
      <style:text-properties officeooo:rsid="00a5f965"/>
    </style:style>
    <style:style style:name="T20" style:family="text">
      <style:text-properties officeooo:rsid="00a965c4"/>
    </style:style>
    <style:style style:name="T21" style:family="text">
      <style:text-properties officeooo:rsid="00a9f253"/>
    </style:style>
    <style:style style:name="T22" style:family="text">
      <style:text-properties officeooo:rsid="00595866"/>
    </style:style>
    <style:style style:name="T23" style:family="text">
      <style:text-properties officeooo:rsid="00aba151"/>
    </style:style>
    <style:style style:name="T24" style:family="text">
      <style:text-properties officeooo:rsid="00adb30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14"><text:a xlink:type="simple" xlink:href="#__RefHeading___Toc2514_2142834313" text:style-name="Index_20_Link" text:visited-style-name="Index_20_Link">1 Perform autoruns with simpleautorun<text:tab/>2</text:a></text:p>
          <text:p text:style-name="P13"><text:a xlink:type="simple" xlink:href="#__RefHeading___Toc2105_405582799" text:style-name="Index_20_Link" text:visited-style-name="Index_20_Link">1.1 Command “OpenIPPort“<text:tab/>2</text:a></text:p>
          <text:p text:style-name="P13"><text:a xlink:type="simple" xlink:href="#__RefHeading___Toc2516_2142834313" text:style-name="Index_20_Link" text:visited-style-name="Index_20_Link">1.2 Command “SelectIPConnection“<text:tab/>2</text:a></text:p>
          <text:p text:style-name="P13"><text:a xlink:type="simple" xlink:href="#__RefHeading___Toc2518_2142834313" text:style-name="Index_20_Link" text:visited-style-name="Index_20_Link">1.3 Command “WaitMs“<text:tab/>2</text:a></text:p>
          <text:p text:style-name="P13"><text:a xlink:type="simple" xlink:href="#__RefHeading___Toc2112_405582799" text:style-name="Index_20_Link" text:visited-style-name="Index_20_Link">1.4 Command “SetTag“<text:tab/>3</text:a></text:p>
          <text:p text:style-name="P13"><text:a xlink:type="simple" xlink:href="#__RefHeading___Toc2520_2142834313" text:style-name="Index_20_Link" text:visited-style-name="Index_20_Link">1.5 Command “LoopTag“<text:tab/>3</text:a></text:p>
          <text:p text:style-name="P13"><text:a xlink:type="simple" xlink:href="#__RefHeading___Toc2522_2142834313" text:style-name="Index_20_Link" text:visited-style-name="Index_20_Link">1.6 Command “SetOnErrorStop“<text:tab/>3</text:a></text:p>
          <text:p text:style-name="P13"><text:a xlink:type="simple" xlink:href="#__RefHeading___Toc309_2663307354" text:style-name="Index_20_Link" text:visited-style-name="Index_20_Link">1.7 Command “CheckLastResponse“<text:tab/>3</text:a></text:p>
          <text:p text:style-name="P13"><text:a xlink:type="simple" xlink:href="#__RefHeading___Toc3705_3424635506" text:style-name="Index_20_Link" text:visited-style-name="Index_20_Link">1.8 Command “MsgAndWait“<text:tab/>3</text:a></text:p>
        </text:index-body>
      </text:table-of-content>
      <text:h text:style-name="P11" text:outline-level="1"><text:bookmark-start text:name="__RefHeading___Toc2110_405582799"/><text:bookmark-end text:name="__RefHeading___Toc2110_405582799"/></text:h>
      <text:h text:style-name="P12" text:outline-level="1"><text:bookmark-start text:name="__RefHeading___Toc2514_2142834313"/><text:span text:style-name="T18">Perform a</text:span>utorun<text:span text:style-name="T18">s</text:span> <text:span text:style-name="T18">with simpleautorun</text:span><text:bookmark-end text:name="__RefHeading___Toc2514_2142834313"/></text:h>
      <text:p text:style-name="P9">For test of devices supporting simple protocol <text:span text:style-name="T19">via socket connection the</text:span> application <text:span text:style-name="T10">simpleautorun</text:span><text:span text:style-name="T19"> </text:span>was implemented. <text:span text:style-name="T23">To get the available command line parameters enter on the shell:</text:span></text:p>
      <text:p text:style-name="P10">simpleautorun --help</text:p>
      <text:p text:style-name="P9">To start a test, the following command has to be entered in the shell:</text:p>
      <text:p text:style-name="P1"><text:span text:style-name="T9">simple</text:span><text:span text:style-name="T7">autorun -x &lt;</text:span><text:span text:style-name="T9">command-file</text:span><text:span text:style-name="T7">&gt;</text:span></text:p>
      <text:p text:style-name="P2"><text:span text:style-name="T16">The command-file is read line by line. Each line contains either a command for </text:span><text:span text:style-name="T9">simpleautorun </text:span><text:span text:style-name="T11">itself </text:span><text:span text:style-name="T14">(internal commands) </text:span><text:span text:style-name="T11">or for devices connected </text:span><text:span text:style-name="T14">(external commands)</text:span><text:span text:style-name="T11">. </text:span><text:span text:style-name="T12">Empty lines or lines starting with ‘#’ are ignored. </text:span><text:span text:style-name="T13">To study or test a simple example, see example </text:span><text:span text:style-name="T14">files</text:span><text:span text:style-name="T13"> in this folder.</text:span></text:p>
      <text:p text:style-name="P2"><text:span text:style-name="T14">In case of error on internal command, the sequence stops except command ‘CheckLastResponse’ (see </text:span><text:span text:style-name="T14"><text:bookmark-ref text:reference-format="chapter" text:ref-name="__RefHeading___Toc309_2663307354">1.7</text:bookmark-ref></text:span><text:span text:style-name="T14">) which follows the setting made by ‘SetOnErrorStop’ (see </text:span><text:span text:style-name="T14"><text:bookmark-ref text:reference-format="chapter" text:ref-name="__RefHeading___Toc2522_2142834313">1.6</text:bookmark-ref></text:span><text:span text:style-name="T14">) </text:span><text:span text:style-name="T11">The following </text:span><text:span text:style-name="T14">internal </text:span><text:span text:style-name="T11">command</text:span><text:span text:style-name="T14">s</text:span><text:span text:style-name="T11"> are supported by </text:span><text:span text:style-name="T9">simple</text:span><text:span text:style-name="T8">autorun:</text:span></text:p>
      <text:h text:style-name="P15" text:outline-level="2"><text:bookmark-start text:name="__RefHeading___Toc2105_405582799"/><text:span text:style-name="T16">C</text:span>ommand “<text:span text:style-name="T15">OpenIPPort</text:span>“<text:bookmark-end text:name="__RefHeading___Toc2105_405582799"/></text:h>
      <text:p text:style-name="P3">This command opens a connection to a socket supporting simple protocol. All connections opened are enumerated star<text:span text:style-name="T23">t</text:span>ing with 0. </text:p>
      <text:p text:style-name="P4">The following <text:span text:style-name="T18">parameters are expected</text:span>:</text:p>
      <text:list xml:id="list808805983" text:style-name="L1">
        <text:list-item>
          <text:p text:style-name="P20"><text:span text:style-name="T2">IP-</text:span><text:span text:style-name="T3">a</text:span><text:span text:style-name="T2">dress</text:span> (<text:span text:style-name="T15">STRING</text:span>)</text:p>
        </text:list-item>
        <text:list-item>
          <text:p text:style-name="P25"><text:span text:style-name="T2">IP-</text:span><text:span text:style-name="T3">p</text:span><text:span text:style-name="T2">ort</text:span> (<text:span text:style-name="T15">INT</text:span>)</text:p>
        </text:list-item>
      </text:list>
      <text:p text:style-name="P3">Command response does not contain <text:span text:style-name="T18">further data.</text:span></text:p>
      <text:h text:style-name="P16" text:outline-level="2"><text:bookmark-start text:name="__RefHeading___Toc2516_2142834313"/><text:span text:style-name="T17">C</text:span>ommand “<text:span text:style-name="T15">SelectIPConnection</text:span>“<text:bookmark-end text:name="__RefHeading___Toc2516_2142834313"/></text:h>
      <text:p text:style-name="P4">This command selects the connection <text:span text:style-name="T18">currently </text:span>active <text:span text:style-name="T18">for next commands.</text:span></text:p>
      <text:p text:style-name="P4">The following <text:span text:style-name="T18">parameter is expected</text:span>:</text:p>
      <text:list xml:id="list185060231313499" text:continue-numbering="true" text:style-name="L1">
        <text:list-item>
          <text:p text:style-name="P21"><text:span text:style-name="T3">Connection number</text:span> (<text:span text:style-name="T15">INT</text:span>): <text:span text:style-name="T18">The connection number which was applied when the connection was opened (see </text:span><text:span text:style-name="T18"><text:bookmark-ref text:reference-format="text" text:ref-name="__RefHeading___Toc2105_405582799">Command “OpenIPPort“</text:bookmark-ref></text:span><text:span text:style-name="T18">).</text:span></text:p>
        </text:list-item>
      </text:list>
      <text:h text:style-name="P16" text:outline-level="2"><text:bookmark-start text:name="__RefHeading___Toc2518_2142834313"/><text:span text:style-name="T19">C</text:span>ommand “<text:span text:style-name="T15">WaitMs</text:span>“<text:bookmark-end text:name="__RefHeading___Toc2518_2142834313"/></text:h>
      <text:p text:style-name="P6">To <text:span text:style-name="T19">add delays in the sequence use WaitMs.</text:span></text:p>
      <text:p text:style-name="P4">The following <text:span text:style-name="T18">parameter is expected</text:span>:</text:p>
      <text:list xml:id="list185061100554863" text:continue-numbering="true" text:style-name="L1">
        <text:list-item>
          <text:p text:style-name="P26"><text:span text:style-name="T2">Ms</text:span><text:span text:style-name="T22"> (INT): Delay in [ms]</text:span></text:p>
        </text:list-item>
      </text:list>
      <text:h text:style-name="P19" text:outline-level="2"><text:bookmark-start text:name="__RefHeading___Toc2112_405582799"/><text:span text:style-name="T19">C</text:span>ommand “<text:span text:style-name="T15">SetTag</text:span>“<text:bookmark-end text:name="__RefHeading___Toc2112_405582799"/></text:h>
      <text:p text:style-name="P7">With this command loop tags can be set.</text:p>
      <text:p text:style-name="P4">The following <text:span text:style-name="T18">parameter is expected</text:span>:</text:p>
      <text:list xml:id="list185061382067578" text:continue-numbering="true" text:style-name="L1">
        <text:list-item>
          <text:p text:style-name="P21"><text:span text:style-name="T2">Name</text:span> (<text:span text:style-name="T15">STRING</text:span>): <text:span text:style-name="T15">Name / identifier of the loop tag</text:span></text:p>
        </text:list-item>
      </text:list>
      <text:h text:style-name="P15" text:outline-level="2"><text:bookmark-start text:name="__RefHeading___Toc2520_2142834313"/><text:span text:style-name="T19">C</text:span>ommand “<text:span text:style-name="T15">LoopTag</text:span>“<text:bookmark-end text:name="__RefHeading___Toc2520_2142834313"/></text:h>
      <text:p text:style-name="P7">This command was added to run loops.</text:p>
      <text:p text:style-name="P4">The following parameters <text:span text:style-name="T18">are expected</text:span>:</text:p>
      <text:list xml:id="list185060097820321" text:continue-numbering="true" text:style-name="L1">
        <text:list-item>
          <text:p text:style-name="P22"><text:span text:style-name="T2">Name</text:span><text:span text:style-name="T1"> </text:span><text:span text:style-name="T4">of target tag</text:span><text:span text:style-name="T2"> </text:span>(<text:span text:style-name="T15">STRING</text:span>): <text:span text:style-name="T15">Name / identifier of the loop tag (see </text:span><text:span text:style-name="T15"><text:bookmark-ref text:reference-format="text" text:ref-name="__RefHeading___Toc2112_405582799">Command “SetTag“</text:bookmark-ref></text:span><text:span text:style-name="T15">)</text:span></text:p>
        </text:list-item>
        <text:list-item>
          <text:p text:style-name="P27"><text:span text:style-name="T4">Number of loops</text:span> (INT): <text:span text:style-name="T19">By setting </text:span>0 <text:s/><text:span text:style-name="T19">the loop will never be finished</text:span>.</text:p>
        </text:list-item>
      </text:list>
      <text:h text:style-name="P16" text:outline-level="2"><text:bookmark-start text:name="__RefHeading___Toc2522_2142834313"/><text:span text:style-name="T19">C</text:span>ommand “<text:span text:style-name="T15">SetOnErrorStop</text:span>“<text:bookmark-end text:name="__RefHeading___Toc2522_2142834313"/></text:h>
      <text:p text:style-name="P7">With this command the behaviour can be set in case a command response notifies an error.</text:p>
      <text:p text:style-name="P4">The following <text:span text:style-name="T18">parameter is expected</text:span>:</text:p>
      <text:list xml:id="list185059755695757" text:continue-numbering="true" text:style-name="L1">
        <text:list-item>
          <text:p text:style-name="P21"><text:span text:style-name="T4">Abort on error</text:span> (<text:span text:style-name="T15">BOOL</text:span>): <text:span text:style-name="T19">By setting to 1 the sequence is aborted in case a command to a connected device return an error. Default: 0 (errors returned are ignored).</text:span></text:p>
        </text:list-item>
      </text:list>
      <text:h text:style-name="P17" text:outline-level="2"><text:bookmark-start text:name="__RefHeading___Toc309_2663307354"/><text:span text:style-name="T19">C</text:span>ommand “CheckLastResponse“<text:bookmark-end text:name="__RefHeading___Toc309_2663307354"/></text:h>
      <text:p text:style-name="P8">With this command the <text:span text:style-name="T20">response of the last command can be checked</text:span>.</text:p>
      <text:p text:style-name="P5">The following parameters <text:span text:style-name="T20">are expected</text:span>:</text:p>
      <text:list xml:id="list185059967884391" text:continue-numbering="true" text:style-name="L1">
        <text:list-item>
          <text:p text:style-name="P23"><text:span text:style-name="T5">Expected data</text:span> (<text:span text:style-name="T20">STRING</text:span>): <text:span text:style-name="T20">The data returned from previous command expected.</text:span></text:p>
        </text:list-item>
        <text:list-item>
          <text:p text:style-name="P28"><text:span text:style-name="T1">Ignore case</text:span> (BOOL): Deactivate case sensitivity ‘a’ is same as ‘A’</text:p>
        </text:list-item>
      </text:list>
      <text:h text:style-name="P18" text:outline-level="2"><text:bookmark-start text:name="__RefHeading___Toc3705_3424635506"/><text:span text:style-name="T19">C</text:span>ommand “<text:span text:style-name="T21">MsgAndWait</text:span>“<text:bookmark-end text:name="__RefHeading___Toc3705_3424635506"/></text:h>
      <text:p text:style-name="P29">This command <text:span text:style-name="T24">displays a message</text:span> waits until the user presses <text:span text:style-name="T24">&lt;RETURN&gt;</text:span>.</text:p>
      <text:p text:style-name="P29">The following parameter is expected:</text:p>
      <text:list xml:id="list185060367746413" text:continue-numbering="true" text:style-name="L1">
        <text:list-item>
          <text:p text:style-name="P24"><text:span text:style-name="T6">Message String</text:span> (<text:span text:style-name="T20">STRING</text:span>): <text:span text:style-name="T21">The string displayed in the box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4:31:35.289312121</meta:creation-date>
    <dc:date>2018-08-29T18:50:59.247564104</dc:date>
    <meta:editing-duration>P34DT16H18M19S</meta:editing-duration>
    <meta:editing-cycles>92</meta:editing-cycles>
    <meta:generator>LibreOffice/5.4.7.2$Linux_X86_64 LibreOffice_project/40$Build-2</meta:generator>
    <meta:document-statistic meta:table-count="0" meta:image-count="0" meta:object-count="0" meta:page-count="3" meta:paragraph-count="53" meta:word-count="463" meta:character-count="2930" meta:non-whitespace-character-count="2539"/>
  </office:meta>
</office:document-meta>
</file>